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0066" draw:marker-start-width="0.35cm" draw:marker-end-width="0.35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1cm" svg:stroke-color="#ff420e" draw:marker-start-width="0.35cm" draw:marker-end-width="0.3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579d1c" draw:marker-start-width="0.35cm" draw:marker-end-width="0.35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xml:id="id2" draw:id="id2" draw:layer="layout" svg:width="4.1cm" svg:height="4.1cm" svg:x="6.5cm" svg:y="3.2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14" draw:id="id14" draw:layer="layout" svg:width="4.1cm" svg:height="4.1cm" svg:x="43.1cm" svg:y="3.8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46" draw:id="id46" draw:layer="layout" svg:width="4.1cm" svg:height="4.1cm" svg:x="36.1cm" svg:y="39.5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6.5cm" svg:height="3.5cm" svg:x="50.5cm" svg:y="4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53.4cm" svg:y="40.9cm">
          <text:p text:style-name="P1">= PODSTRAN =</text:p>
          <text:p text:style-name="P1">Statistika</text:p>
          <text:p text:style-name="P1">odgovorov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7cm" svg:height="2.8cm" svg:x="7.6cm" svg:y="9.5cm">
          <text:p text:style-name="P1">= GUMB =</text:p>
          <text:p text:style-name="P1">Beri vprašanje</text:p>
          <text:p text:style-name="P1">[btnBeri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2cm" svg:height="3.1cm" svg:x="1.1cm" svg:y="9cm">
          <text:p text:style-name="P1">= GUMB =</text:p>
          <text:p text:style-name="P1">Oddaj odgovor</text:p>
          <text:p text:style-name="P1">[btnOddajOdg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55cm" svg:y1="7.3cm" svg:x2="10.45cm" svg:y2="9.5cm" draw:end-shape="id1" draw:end-glue-point="4" svg:d="M8550 7300v850h1900v1350" svg:viewBox="0 0 1901 2201">
          <text:p/>
        </draw:connector>
        <draw:connector draw:style-name="gr4" draw:text-style-name="P1" draw:layer="layout" svg:x1="8.55cm" svg:y1="7.3cm" svg:x2="3.7cm" svg:y2="9cm" draw:start-shape="id2" draw:start-glue-point="2" draw:end-shape="id3" draw:end-glue-point="4" svg:d="M8550 7300v850h-4850v850" svg:viewBox="0 0 4851 1701">
          <text:p/>
        </draw:connector>
        <draw:connector draw:style-name="gr3" draw:text-style-name="P1" draw:layer="layout" svg:x1="10.45cm" svg:y1="12.3cm" svg:x2="9.6cm" svg:y2="14.2cm" draw:start-shape="id1" draw:start-glue-point="8" draw:end-shape="id4" draw:end-glue-point="0" svg:d="M10450 12300v951h-850v949" svg:viewBox="0 0 851 1901">
          <text:p/>
        </draw:connector>
        <draw:connector draw:style-name="gr3" draw:text-style-name="P1" draw:layer="layout" svg:x1="9.6cm" svg:y1="16.7cm" svg:x2="9.6cm" svg:y2="17.3cm" draw:start-shape="id4" draw:start-glue-point="2" draw:end-shape="id5" draw:end-glue-point="0" svg:d="M9600 16700v600" svg:viewBox="0 0 1 601">
          <text:p/>
        </draw:connector>
        <draw:connector draw:style-name="gr3" draw:text-style-name="P1" draw:layer="layout" svg:x1="11.8cm" svg:y1="18cm" svg:x2="15cm" svg:y2="18.6cm" draw:start-shape="id5" draw:start-glue-point="1" draw:end-shape="id6" draw:end-glue-point="0" svg:d="M11800 18000h3200v600" svg:viewBox="0 0 3201 601">
          <text:p/>
        </draw:connector>
        <draw:custom-shape draw:style-name="gr2" draw:text-style-name="P1" draw:layer="layout" svg:width="6.9cm" svg:height="4cm" svg:x="63.4cm" svg:y="53.4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7.7cm" svg:height="2.4cm" svg:x="48.8cm" svg:y="23.8cm">
          <text:p text:style-name="P1">socketPosiljanjeVprasanj</text:p>
          <text:p text:style-name="P1">&gt;</text:p>
          <text:p text:style-name="P1">btnRewriteVpras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7.6cm" svg:height="1.9cm" svg:x="58.5cm" svg:y="13.3cm">
          <text:p text:style-name="P1">-branje vseh vprašanj</text:p>
          <text:p text:style-name="P1">-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6.1cm" svg:height="1.9cm" svg:x="57.8cm" svg:y="10.1cm">
          <text:p text:style-name="P1">-klic branjeVprasanj()</text:p>
          <text:p text:style-name="P1">s pogojem v00=1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6cm" svg:height="2.2cm" svg:x="49.5cm" svg:y="15.6cm">
          <text:p text:style-name="P1">izpisVprasanj()</text:p>
          <text:p text:style-name="P1">&gt;</text:p>
          <text:p text:style-name="P1">socketIzpis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6.1cm" svg:height="2.3cm" svg:x="30.4cm" svg:y="6.7cm">
          <text:p text:style-name="P1">-zapis vpr v DB</text:p>
          <text:p text:style-name="P1">-socketVprPrebran z</text:p>
          <text:p text:style-name="P1">»vpr:delniIzpis«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6.9cm" svg:height="1cm" svg:x="10cm" svg:y="22.9cm">
          <text:p text:style-name="P1">stOdgPosamezno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6cm" svg:height="1.2cm" svg:x="13.3cm" svg:y="20.8cm">
          <text:p text:style-name="P1">lastVprID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7cm" svg:height="2.4cm" svg:x="39.4cm" svg:y="14.2cm">
          <text:p text:style-name="P1">DodajVpr()</text:p>
          <text:p text:style-name="P1">&gt;</text:p>
          <text:p text:style-name="P1">socketDodaj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.2cm" svg:height="2.3cm" svg:x="1.1cm" svg:y="13.2cm">
          <text:p text:style-name="P1">OddajOdg()</text:p>
          <text:p text:style-name="P1">&gt;</text:p>
          <text:p text:style-name="P1">socketPisanjeOdg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5.5cm" svg:height="1.5cm" svg:x="7.3cm" svg:y="25.5cm">
          <draw:glue-point draw:id="4" svg:x="-3.181cm" svg:y="5.006cm"/>
          <draw:glue-point draw:id="5" svg:x="3.727cm" svg:y="5.006cm"/>
          <text:p text:style-name="P1">socketVprPrebr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2cm" svg:height="1.4cm" svg:x="12.9cm" svg:y="18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cm" svg:height="1.4cm" svg:x="7.4cm" svg:y="17.3cm">
          <draw:glue-point draw:id="4" svg:x="5cm" svg:y="-2.142cm"/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cm" svg:height="2.5cm" svg:x="7.5cm" svg:y="14.2cm">
          <text:p text:style-name="P1">BeriVpr()</text:p>
          <text:p text:style-name="P1">&gt;</text:p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58.4cm" svg:y="46.6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58.401cm" svg:y="46.6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58.401cm" svg:y="46.6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58.401cm" svg:y="46.6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58.401cm" svg:y="46.6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6.4cm" svg:height="3.1cm" svg:x="35.1cm" svg:y="59.9cm">
          <text:p text:style-name="P1">btnRewrite</text:p>
          <text:p text:style-name="P1">[webpage&gt;answers]</text:p>
          <text:p text:style-name="P1">ngclk-rewrit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" draw:id="id45" draw:layer="layout" svg:width="7.6cm" svg:height="3.3cm" svg:x="34.3cm" svg:y="44.4cm">
          <text:p text:style-name="P1">= GUMB =</text:p>
          <text:p text:style-name="P1">Izpiši rezultate glasovanja</text:p>
          <text:p text:style-name="P1">[btnIzpisRezultatov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8.1cm" svg:height="3.4cm" svg:x="48.7cm" svg:y="28cm">
          <text:p text:style-name="P1">btnRewriteVprasanja</text:p>
          <text:p text:style-name="P1">[webpage&gt;all-questions]</text:p>
          <text:p text:style-name="P1">ngclk-rewriteVprasanja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6.5cm" svg:height="3.3cm" svg:x="48.7cm" svg:y="10.7cm">
          <text:p text:style-name="P1">= GUMB =</text:p>
          <text:p text:style-name="P1">Izpiši vprašanja</text:p>
          <text:p text:style-name="P1">[btnIzpisVprasanj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5.5cm" svg:height="3.5cm" svg:x="39.6cm" svg:y="9.4cm">
          <text:p text:style-name="P1">= GUMB =</text:p>
          <text:p text:style-name="P1">Dodaj vprašanje</text:p>
          <text:p text:style-name="P1">[btnDodaj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8cm" svg:height="3.4cm" svg:x="14.6cm" svg:y="30.3cm">
          <text:p text:style-name="P1">btnPrejemStVpr</text:p>
          <text:p text:style-name="P1">[webpage&gt;add-question]</text:p>
          <text:p text:style-name="P1">ngclk-prejemStVpr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7.7cm" svg:height="3.8cm" svg:x="1.2cm" svg:y="34.6cm">
          <text:p text:style-name="P1">btnRewriteVprasanje</text:p>
          <text:p text:style-name="P1">[webpage&gt;question]</text:p>
          <text:p text:style-name="P1">ngclck-rewriteVprasanj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6" draw:id="id26" draw:layer="layout" svg:x1="9.1cm" svg:y1="29.7cm" svg:x2="5.05cm" svg:y2="34.6cm" draw:start-shape="id7" draw:start-glue-point="5" draw:end-shape="id8" draw:end-glue-point="4" svg:d="M9100 29700h-4050v4900" svg:viewBox="0 0 4051 4901">
          <text:p/>
        </draw:connector>
        <draw:connector draw:style-name="gr5" draw:text-style-name="P1" xml:id="id28" draw:id="id28" draw:layer="layout" svg:x1="10.9cm" svg:y1="29.7cm" svg:x2="18.5cm" svg:y2="30.3cm" draw:start-shape="id7" draw:start-glue-point="7" draw:end-shape="id9" draw:end-glue-point="4" svg:d="M10900 29700h7600v600" svg:viewBox="0 0 7601 601">
          <text:p/>
        </draw:connector>
        <draw:custom-shape draw:style-name="gr2" draw:text-style-name="P1" xml:id="id10" draw:id="id10" draw:layer="layout" svg:width="5cm" svg:height="2.3cm" svg:x="2.1cm" svg:y="39.8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cm" svg:y="49.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64.101cm" svg:y="49.1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40" draw:id="id40" draw:layer="layout" svg:width="5cm" svg:height="2.3cm" svg:x="35.6cm" svg:y="63.9cm">
          <text:p text:style-name="P1">=STOP=</text:p>
          <text:p text:style-name="P1">Izpis rezultatov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1" draw:id="id31" draw:layer="layout" svg:width="5cm" svg:height="2.3cm" svg:x="50cm" svg:y="32.4cm">
          <text:p text:style-name="P1">=STOP=</text:p>
          <text:p text:style-name="P1">Izpis vseh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3" draw:id="id13" draw:layer="layout" svg:width="5cm" svg:height="1.5cm" svg:x="1.2cm" svg:y="16.9cm">
          <text:p text:style-name="P1">=STOP=</text:p>
          <text:p text:style-name="P1">Oddajanje od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1" draw:id="id11" draw:layer="layout" svg:width="5.5cm" svg:height="2.1cm" svg:x="15.7cm" svg:y="35cm">
          <text:p text:style-name="P1">=STOP=</text:p>
          <text:p text:style-name="P1">F5 zapStVpr/st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svg:x1="5.05cm" svg:y1="38.4cm" svg:x2="3.25cm" svg:y2="39.8cm" draw:start-shape="id8" draw:start-glue-point="8" draw:end-shape="id10" draw:end-glue-point="4" svg:d="M5050 38400v701h-1800v699" svg:viewBox="0 0 1801 1401">
          <text:p/>
        </draw:connector>
        <draw:connector draw:style-name="gr5" draw:text-style-name="P1" draw:layer="layout" svg:x1="18.5cm" svg:y1="33.7cm" svg:x2="16.75cm" svg:y2="35cm" draw:start-shape="id9" draw:start-glue-point="8" draw:end-shape="id11" draw:end-glue-point="4" svg:d="M18500 33700v651h-1750v649" svg:viewBox="0 0 1751 1301">
          <text:p/>
        </draw:connector>
        <draw:connector draw:style-name="gr4" draw:text-style-name="P1" draw:layer="layout" svg:x1="3.7cm" svg:y1="12.1cm" svg:x2="3.7cm" svg:y2="13.2cm" draw:start-shape="id3" draw:start-glue-point="8" draw:end-shape="id12" draw:end-glue-point="0" svg:d="M3700 12100v1100" svg:viewBox="0 0 1 1101">
          <text:p/>
        </draw:connector>
        <draw:connector draw:style-name="gr4" draw:text-style-name="P1" draw:layer="layout" svg:x1="3.7cm" svg:y1="15.5cm" svg:x2="1.95cm" svg:y2="16.9cm" draw:start-shape="id12" draw:start-glue-point="2" draw:end-shape="id13" draw:end-glue-point="4" svg:d="M3700 15500v700h-1750v700" svg:viewBox="0 0 1751 1401">
          <text:p/>
        </draw:connector>
        <draw:connector draw:style-name="gr5" draw:text-style-name="P1" draw:layer="layout" svg:x1="45.15cm" svg:y1="7.9cm" svg:x2="42.35cm" svg:y2="9.4cm" draw:start-shape="id14" draw:start-glue-point="2" draw:end-shape="id15" draw:end-glue-point="4" svg:d="M45150 7900v750h-2800v750" svg:viewBox="0 0 2801 1501">
          <text:p/>
        </draw:connector>
        <draw:connector draw:style-name="gr5" draw:text-style-name="P1" draw:layer="layout" svg:x1="42.35cm" svg:y1="12.9cm" svg:x2="41.75cm" svg:y2="14.2cm" draw:start-shape="id15" draw:start-glue-point="8" draw:end-shape="id16" draw:end-glue-point="0" svg:d="M42350 12900v651h-600v649" svg:viewBox="0 0 601 1301">
          <text:p/>
        </draw:connector>
        <draw:custom-shape draw:style-name="gr2" draw:text-style-name="P1" xml:id="id18" draw:id="id18" draw:layer="layout" svg:width="7.5cm" svg:height="1.7cm" svg:x="18.5cm" svg:y="18.4cm">
          <text:p text:style-name="P1">- branje števila vprašanj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cm" svg:y1="20cm" svg:x2="15.1cm" svg:y2="20.8cm" draw:start-shape="id6" draw:start-glue-point="2" draw:end-shape="id17" draw:end-glue-point="0" svg:d="M15000 20000v400h100v400" svg:viewBox="0 0 101 801">
          <text:p/>
        </draw:connector>
        <draw:connector draw:style-name="gr6" draw:text-style-name="P1" draw:layer="layout" svg:x1="17.1cm" svg:y1="19.3cm" svg:x2="18.5cm" svg:y2="19.25cm" draw:start-shape="id6" draw:start-glue-point="1" draw:end-shape="id18" draw:end-glue-point="3" svg:d="M17100 19300h700v-50h700" svg:viewBox="0 0 1401 51">
          <text:p/>
        </draw:connector>
        <draw:custom-shape draw:style-name="gr2" draw:text-style-name="P1" xml:id="id19" draw:id="id19" draw:layer="layout" svg:width="8.3cm" svg:height="1.7cm" svg:x="18.5cm" svg:y="20.5cm">
          <text:p text:style-name="P1">- branje maxVprID</text:p>
          <text:p text:style-name="P1">- klic stOdgPosameznoVpr(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9cm" svg:y1="21.4cm" svg:x2="18.5cm" svg:y2="21.35cm" draw:start-shape="id17" draw:start-glue-point="1" draw:end-shape="id19" draw:end-glue-point="3" svg:d="M16900 21400h800v-50h800" svg:viewBox="0 0 1601 51">
          <text:p/>
        </draw:connector>
        <draw:connector draw:style-name="gr3" draw:text-style-name="P1" draw:layer="layout" svg:x1="15.1cm" svg:y1="22cm" svg:x2="13.45cm" svg:y2="22.9cm" draw:start-shape="id17" draw:start-glue-point="2" draw:end-shape="id20" draw:end-glue-point="0" svg:d="M15100 22000v450h-1650v450" svg:viewBox="0 0 1651 901">
          <text:p/>
        </draw:connector>
        <draw:custom-shape draw:style-name="gr2" draw:text-style-name="P1" xml:id="id21" draw:id="id21" draw:layer="layout" svg:width="8.5cm" svg:height="1.9cm" svg:x="18.5cm" svg:y="22.7cm">
          <text:p text:style-name="P1">- branje st odg za posamezno</text:p>
          <text:p text:style-name="P1">vprašanje in zapis v arra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9cm" svg:y1="23.4cm" svg:x2="18.5cm" svg:y2="23.65cm" draw:start-shape="id20" draw:start-glue-point="1" draw:end-shape="id21" draw:end-glue-point="3" svg:d="M16900 23400h800v250h800" svg:viewBox="0 0 1601 251">
          <text:p/>
        </draw:connector>
        <draw:connector draw:style-name="gr7" draw:text-style-name="P1" draw:layer="layout" draw:line-skew="2.5cm" svg:x1="9.6cm" svg:y1="18.7cm" svg:x2="10.05cm" svg:y2="25.5cm" draw:start-shape="id5" draw:start-glue-point="2" draw:end-shape="id22" draw:end-glue-point="0" svg:d="M9600 18700v5900h450v900" svg:viewBox="0 0 451 6801">
          <text:p/>
        </draw:connector>
        <draw:custom-shape draw:style-name="gr2" draw:text-style-name="P1" xml:id="id7" draw:id="id7" draw:layer="layout" svg:width="1.8cm" svg:height="1.8cm" svg:x="9.1cm" svg:y="28.8cm">
          <draw:glue-point draw:id="8" svg:x="-2.222cm" svg:y="-2.222cm"/>
          <draw:glue-point draw:id="9" svg:x="2.777cm" svg:y="-2.222cm"/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301cm" svg:y1="27cm" svg:x2="9.601cm" svg:y2="29.301cm" draw:start-shape="id22" draw:start-glue-point="4" draw:end-shape="id7" draw:end-glue-point="8" svg:d="M8301 27000v900h1300v1401" svg:viewBox="0 0 1301 2302">
          <text:p/>
        </draw:connector>
        <draw:custom-shape draw:style-name="gr8" draw:text-style-name="P1" xml:id="id27" draw:id="id27" draw:layer="layout" svg:width="5.4cm" svg:height="2cm" svg:x="1.4cm" svg:y="26.5cm">
          <text:p text:style-name="P1">V primeru br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2061.7691154422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9" draw:id="id29" draw:layer="layout" svg:width="6.2cm" svg:height="2cm" svg:x="22.3cm" svg:y="27.4cm">
          <text:p text:style-name="P1">V primeru dodaj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3" draw:id="id23" draw:layer="layout" svg:width="5.5cm" svg:height="2.2cm" svg:x="16.1cm" svg:y="12.2cm">
          <text:p text:style-name="P1">-klic branjeStVpr()</text:p>
          <text:p text:style-name="P1">-branje vpr iz DB</text:p>
          <text:p text:style-name="P1">-socketVprPrebra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8cm" svg:y1="17.701cm" svg:x2="16.1cm" svg:y2="13.3cm" draw:start-shape="id5" draw:start-glue-point="4" draw:end-shape="id23" svg:d="M11800 17701h2150v-4401h2150" svg:viewBox="0 0 4301 4402">
          <text:p/>
        </draw:connector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64.5cm" svg:y="64.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7.4cm" svg:height="2.2cm" svg:x="49cm" svg:y="20cm">
          <text:p text:style-name="P1">branjeVprasanj()</text:p>
          <text:p text:style-name="P1">&gt;</text:p>
          <text:p text:style-name="P1">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4.4cm" svg:height="1.1cm" svg:x="39.5cm" svg:y="18.1cm">
          <draw:glue-point draw:id="4" svg:x="-3.636cm" svg:y="-5cm"/>
          <text:p text:style-name="P1">socketDodajVp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1.75cm" svg:y1="16.6cm" svg:x2="41.7cm" svg:y2="18.1cm" draw:start-shape="id16" draw:start-glue-point="2" draw:end-shape="id24" draw:end-glue-point="0" svg:d="M41750 16600v750h-50v750" svg:viewBox="0 0 51 1501">
          <text:p/>
        </draw:connector>
        <draw:connector draw:style-name="gr5" draw:text-style-name="P1" draw:layer="layout" svg:x1="12.099cm" svg:y1="27cm" svg:x2="10.499cm" svg:y2="29.301cm" draw:start-shape="id22" draw:start-glue-point="5" draw:end-shape="id7" draw:end-glue-point="9" svg:d="M12099 27000v2301h-1600" svg:viewBox="0 0 1601 2302">
          <text:p/>
        </draw:connector>
        <draw:connector draw:style-name="gr5" draw:text-style-name="P1" draw:layer="layout" svg:x1="41.7cm" svg:y1="19.2cm" svg:x2="12.8cm" svg:y2="26.25cm" draw:start-shape="id24" draw:start-glue-point="2" draw:end-shape="id22" draw:end-glue-point="1" svg:d="M41700 19200v7050h-28900" svg:viewBox="0 0 28901 7051">
          <text:p/>
        </draw:connector>
        <draw:connector draw:style-name="gr6" draw:text-style-name="P1" draw:layer="layout" draw:line-skew="3.65cm" svg:x1="40.101cm" svg:y1="18.1cm" svg:x2="33.45cm" svg:y2="9cm" draw:start-shape="id24" draw:start-glue-point="4" draw:end-shape="id25" draw:end-glue-point="2" svg:d="M40101 18100v-900h-6651v-8200" svg:viewBox="0 0 6652 9101">
          <text:p/>
        </draw:connector>
        <draw:connector draw:style-name="gr6" draw:text-style-name="P1" draw:layer="layout" svg:x1="5.05cm" svg:y1="29.7cm" svg:x2="2.4cm" svg:y2="28.5cm" draw:start-shape="id26" draw:start-glue-point="0" draw:end-shape="id27" draw:end-glue-point="6" svg:d="M5050 29700v-624h-2650v-576" svg:viewBox="0 0 2651 1201">
          <text:p/>
        </draw:connector>
        <draw:connector draw:style-name="gr6" draw:text-style-name="P1" draw:layer="layout" svg:x1="18.5cm" svg:y1="29.7cm" svg:x2="23.3cm" svg:y2="29.4cm" draw:start-shape="id28" draw:start-glue-point="0" draw:end-shape="id29" draw:end-glue-point="6" svg:d="M18500 29700h1925v202h2875v-502" svg:viewBox="0 0 4801 503">
          <text:p/>
        </draw:connector>
        <draw:connector draw:style-name="gr9" draw:text-style-name="P1" draw:layer="layout" svg:x1="52.75cm" svg:y1="31.4cm" svg:x2="52.5cm" svg:y2="32.4cm" draw:start-shape="id30" draw:start-glue-point="8" draw:end-shape="id31" draw:end-glue-point="0" svg:d="M52750 31400v501h-250v499" svg:viewBox="0 0 251 1001">
          <text:p/>
        </draw:connector>
        <draw:connector draw:style-name="gr9" draw:text-style-name="P1" draw:layer="layout" svg:x1="52.65cm" svg:y1="26.2cm" svg:x2="52.75cm" svg:y2="28cm" draw:start-shape="id32" draw:start-glue-point="2" draw:end-shape="id30" draw:end-glue-point="4" svg:d="M52650 26200v900h100v900" svg:viewBox="0 0 101 1801">
          <text:p/>
        </draw:connector>
        <draw:connector draw:style-name="gr9" draw:text-style-name="P1" draw:layer="layout" svg:x1="52.7cm" svg:y1="22.2cm" svg:x2="52.65cm" svg:y2="23.8cm" draw:start-shape="id33" draw:start-glue-point="2" draw:end-shape="id32" draw:end-glue-point="0" svg:d="M52700 22200v800h-50v800" svg:viewBox="0 0 51 1601">
          <text:p/>
        </draw:connector>
        <draw:connector draw:style-name="gr9" draw:text-style-name="P1" draw:layer="layout" svg:x1="52.5cm" svg:y1="17.8cm" svg:x2="52.7cm" svg:y2="20cm" draw:start-shape="id34" draw:start-glue-point="2" draw:end-shape="id33" draw:end-glue-point="0" svg:d="M52500 17800v1100h200v1100" svg:viewBox="0 0 201 2201">
          <text:p/>
        </draw:connector>
        <draw:connector draw:style-name="gr9" draw:text-style-name="P1" draw:layer="layout" svg:x1="51.95cm" svg:y1="14cm" svg:x2="52.5cm" svg:y2="15.6cm" draw:start-shape="id35" draw:start-glue-point="8" draw:end-shape="id34" draw:end-glue-point="0" svg:d="M51950 14000v801h550v799" svg:viewBox="0 0 551 1601">
          <text:p/>
        </draw:connector>
        <draw:connector draw:style-name="gr9" draw:text-style-name="P1" draw:layer="layout" svg:x1="53.75cm" svg:y1="7.5cm" svg:x2="51.95cm" svg:y2="10.7cm" draw:start-shape="id36" draw:start-glue-point="2" draw:end-shape="id35" draw:end-glue-point="4" svg:d="M53750 7500v1600h-1800v1600" svg:viewBox="0 0 1801 3201">
          <text:p/>
        </draw:connector>
        <draw:connector draw:style-name="gr6" draw:text-style-name="P1" draw:layer="layout" svg:x1="55.5cm" svg:y1="16.7cm" svg:x2="57.8cm" svg:y2="11.05cm" draw:start-shape="id34" draw:start-glue-point="1" draw:end-shape="id37" draw:end-glue-point="3" svg:d="M55500 16700h1150v-5650h1150" svg:viewBox="0 0 2301 5651">
          <text:p/>
        </draw:connector>
        <draw:connector draw:style-name="gr6" draw:text-style-name="P1" draw:layer="layout" svg:x1="56.4cm" svg:y1="21.1cm" svg:x2="58.5cm" svg:y2="14.25cm" draw:start-shape="id33" draw:start-glue-point="1" draw:end-shape="id38" draw:end-glue-point="3" svg:d="M56400 21100h1050v-6850h1050" svg:viewBox="0 0 2101 6851">
          <text:p/>
        </draw:connector>
        <draw:custom-shape draw:style-name="gr2" draw:text-style-name="P1" draw:layer="layout" svg:width="6.9cm" svg:height="4cm" svg:x="63.4cm" svg:y="53.4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63.4cm" svg:y="53.4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63.4cm" svg:y="53.4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63.4cm" svg:y="53.4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63.4cm" svg:y="53.4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63.4cm" svg:y="53.4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8.1cm" svg:height="2.2cm" svg:x="34.2cm" svg:y="56.6cm">
          <text:p text:style-name="P1">SocketPosiljanjeRezultatov</text:p>
          <text:p text:style-name="P1">&gt;</text:p>
          <text:p text:style-name="P1">btnRewrite</text:p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6.9cm" svg:height="1.6cm" svg:x="24.8cm" svg:y="51.6cm">
          <text:p text:style-name="P1">-branje rezultatov in</text:p>
          <text:p text:style-name="P1">pošiljanje na webp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7.7cm" svg:height="2.2cm" svg:x="34.4cm" svg:y="53.6cm">
          <text:p text:style-name="P1">branjeRezultatov()</text:p>
          <text:p text:style-name="P1">&gt;</text:p>
          <text:p text:style-name="P1">socketPosiljanjeRezultatov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6.4cm" svg:height="1.1cm" svg:x="34.9cm" svg:y="51.6cm">
          <text:p text:style-name="P1">socketIzpisiRezul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7" draw:id="id47" draw:layer="layout" svg:width="6.7cm" svg:height="1.5cm" svg:x="24.7cm" svg:y="47.1cm">
          <text:p text:style-name="P1">-klic branjeRezultatov()</text:p>
          <text:p text:style-name="P1">s pogojem v01=1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6.3cm" svg:height="2.4cm" svg:x="35cm" svg:y="48.5cm">
          <text:p text:style-name="P1">izpisRezultatov()</text:p>
          <text:p text:style-name="P1">&gt;</text:p>
          <text:p text:style-name="P1">socketIzpisiRezultat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8.3cm" svg:y1="63cm" svg:x2="38.1cm" svg:y2="63.9cm" draw:start-shape="id39" draw:start-glue-point="8" draw:end-shape="id40" draw:end-glue-point="0" svg:d="M38300 63000v451h-200v449" svg:viewBox="0 0 201 901">
          <text:p/>
        </draw:connector>
        <draw:connector draw:style-name="gr10" draw:text-style-name="P1" draw:layer="layout" svg:x1="38.25cm" svg:y1="58.8cm" svg:x2="38.3cm" svg:y2="59.9cm" draw:start-shape="id41" draw:start-glue-point="2" draw:end-shape="id39" draw:end-glue-point="4" svg:d="M38250 58800v550h50v550" svg:viewBox="0 0 51 1101">
          <text:p/>
        </draw:connector>
        <draw:connector draw:style-name="gr10" draw:text-style-name="P1" draw:layer="layout" svg:x1="38.25cm" svg:y1="55.8cm" svg:x2="38.25cm" svg:y2="56.6cm" draw:start-shape="id42" draw:start-glue-point="2" draw:end-shape="id41" draw:end-glue-point="0" svg:d="M38250 55800v800" svg:viewBox="0 0 1 801">
          <text:p/>
        </draw:connector>
        <draw:connector draw:style-name="gr10" draw:text-style-name="P1" draw:layer="layout" svg:x1="38.1cm" svg:y1="52.7cm" svg:x2="38.25cm" svg:y2="53.6cm" draw:start-shape="id43" draw:start-glue-point="2" draw:end-shape="id42" draw:end-glue-point="0" svg:d="M38100 52700v450h150v450" svg:viewBox="0 0 151 901">
          <text:p/>
        </draw:connector>
        <draw:connector draw:style-name="gr10" draw:text-style-name="P1" draw:layer="layout" svg:x1="38.15cm" svg:y1="50.9cm" svg:x2="38.1cm" svg:y2="51.6cm" draw:start-shape="id44" draw:start-glue-point="2" draw:end-shape="id43" draw:end-glue-point="0" svg:d="M38150 50900v350h-50v350" svg:viewBox="0 0 51 701">
          <text:p/>
        </draw:connector>
        <draw:connector draw:style-name="gr10" draw:text-style-name="P1" draw:layer="layout" svg:x1="38.1cm" svg:y1="47.7cm" svg:x2="38.15cm" svg:y2="48.5cm" draw:start-shape="id45" draw:start-glue-point="8" draw:end-shape="id44" draw:end-glue-point="0" svg:d="M38100 47700v401h50v399" svg:viewBox="0 0 51 801">
          <text:p/>
        </draw:connector>
        <draw:connector draw:style-name="gr10" draw:text-style-name="P1" draw:layer="layout" svg:x1="38.15cm" svg:y1="43.6cm" svg:x2="38.1cm" svg:y2="44.4cm" draw:start-shape="id46" draw:start-glue-point="2" draw:end-shape="id45" draw:end-glue-point="4" svg:d="M38150 43600v400h-50v400" svg:viewBox="0 0 51 801">
          <text:p/>
        </draw:connector>
        <draw:connector draw:style-name="gr6" draw:text-style-name="P1" draw:layer="layout" svg:x1="34.9cm" svg:y1="52.15cm" svg:x2="31.4cm" svg:y2="47.85cm" draw:start-shape="id43" draw:start-glue-point="3" draw:end-shape="id47" draw:end-glue-point="1" svg:d="M34900 52150h-1750v-4300h-1750" svg:viewBox="0 0 3501 4301">
          <text:p/>
        </draw:connector>
        <draw:connector draw:style-name="gr6" draw:text-style-name="P1" draw:layer="layout" svg:x1="34.4cm" svg:y1="54.7cm" svg:x2="31.7cm" svg:y2="52.4cm" draw:start-shape="id42" draw:start-glue-point="3" draw:end-shape="id48" draw:end-glue-point="1" svg:d="M34400 54700h-1350v-2300h-1350" svg:viewBox="0 0 270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11T13:55:40.224357002</dc:date>
    <meta:editing-duration>PT3H46M26S</meta:editing-duration>
    <meta:editing-cycles>30</meta:editing-cycles>
    <meta:generator>LibreOffice/4.2.8.2$Linux_X86_64 LibreOffice_project/420m0$Build-2</meta:generator>
    <meta:document-statistic meta:object-count="123"/>
  </office:meta>
</office:document-meta>
</file>